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30a1" officeooo:paragraph-rsid="000430a1"/>
    </style:style>
    <style:style style:name="P2" style:family="paragraph" style:parent-style-name="Standard">
      <style:text-properties officeooo:rsid="0004cbf2" officeooo:paragraph-rsid="0004cbf2"/>
    </style:style>
    <style:style style:name="P3" style:family="paragraph" style:parent-style-name="Standard">
      <style:text-properties officeooo:rsid="0004cbf2" officeooo:paragraph-rsid="000625bc"/>
    </style:style>
    <style:style style:name="P4" style:family="paragraph" style:parent-style-name="Standard">
      <style:text-properties officeooo:rsid="000625bc" officeooo:paragraph-rsid="000625bc"/>
    </style:style>
    <style:style style:name="P5" style:family="paragraph" style:parent-style-name="Standard">
      <style:text-properties officeooo:rsid="0007e156" officeooo:paragraph-rsid="0007e156"/>
    </style:style>
    <style:style style:name="P6" style:family="paragraph" style:parent-style-name="Standard">
      <style:text-properties officeooo:rsid="0009b1a0" officeooo:paragraph-rsid="0009b1a0"/>
    </style:style>
    <style:style style:name="P7" style:family="paragraph" style:parent-style-name="Standard">
      <style:text-properties officeooo:rsid="000a52e2" officeooo:paragraph-rsid="000a52e2"/>
    </style:style>
    <style:style style:name="P8" style:family="paragraph" style:parent-style-name="Standard">
      <style:text-properties officeooo:rsid="000a8c9a" officeooo:paragraph-rsid="000a8c9a"/>
    </style:style>
    <style:style style:name="P9" style:family="paragraph" style:parent-style-name="Standard">
      <style:text-properties officeooo:rsid="000b415e" officeooo:paragraph-rsid="000b415e"/>
    </style:style>
    <style:style style:name="P10" style:family="paragraph" style:parent-style-name="Standard">
      <style:text-properties officeooo:rsid="000ced35" officeooo:paragraph-rsid="000ced35"/>
    </style:style>
    <style:style style:name="P11" style:family="paragraph" style:parent-style-name="Standard">
      <style:text-properties officeooo:rsid="000dddb1" officeooo:paragraph-rsid="000dddb1"/>
    </style:style>
    <style:style style:name="P12" style:family="paragraph" style:parent-style-name="Standard">
      <style:text-properties officeooo:rsid="000fd593" officeooo:paragraph-rsid="000fd593"/>
    </style:style>
    <style:style style:name="P13" style:family="paragraph" style:parent-style-name="Standard">
      <style:text-properties officeooo:rsid="0010c191" officeooo:paragraph-rsid="0010c191"/>
    </style:style>
    <style:style style:name="P14" style:family="paragraph" style:parent-style-name="Standard">
      <style:text-properties officeooo:rsid="00129c3d" officeooo:paragraph-rsid="00129c3d"/>
    </style:style>
    <style:style style:name="P15" style:family="paragraph" style:parent-style-name="Standard">
      <style:text-properties officeooo:rsid="00134d82" officeooo:paragraph-rsid="00134d82"/>
    </style:style>
    <style:style style:name="P16" style:family="paragraph" style:parent-style-name="Standard">
      <style:text-properties officeooo:rsid="001477e5" officeooo:paragraph-rsid="001477e5"/>
    </style:style>
    <style:style style:name="P17" style:family="paragraph" style:parent-style-name="Standard">
      <style:text-properties officeooo:rsid="0014a24e" officeooo:paragraph-rsid="0014a24e"/>
    </style:style>
    <style:style style:name="P18" style:family="paragraph" style:parent-style-name="Standard">
      <style:text-properties officeooo:rsid="0014b9bd" officeooo:paragraph-rsid="0014b9bd"/>
    </style:style>
    <style:style style:name="P19" style:family="paragraph" style:parent-style-name="Standard">
      <style:text-properties officeooo:rsid="00161d0c" officeooo:paragraph-rsid="00161d0c"/>
    </style:style>
    <style:style style:name="P20" style:family="paragraph" style:parent-style-name="Standard">
      <style:text-properties officeooo:rsid="001755d8" officeooo:paragraph-rsid="001755d8"/>
    </style:style>
    <style:style style:name="T1" style:family="text">
      <style:text-properties officeooo:rsid="00030b56"/>
    </style:style>
    <style:style style:name="T2" style:family="text">
      <style:text-properties officeooo:rsid="000625bc"/>
    </style:style>
    <style:style style:name="T3" style:family="text">
      <style:text-properties officeooo:rsid="0009b1a0"/>
    </style:style>
    <style:style style:name="T4" style:family="text">
      <style:text-properties officeooo:rsid="000b415e"/>
    </style:style>
    <style:style style:name="T5" style:family="text">
      <style:text-properties officeooo:rsid="000dddb1"/>
    </style:style>
    <style:style style:name="T6" style:family="text">
      <style:text-properties officeooo:rsid="000fd593"/>
    </style:style>
    <style:style style:name="T7" style:family="text">
      <style:text-properties officeooo:rsid="00134d82"/>
    </style:style>
    <style:style style:name="T8" style:family="text">
      <style:text-properties officeooo:rsid="001927f0"/>
    </style:style>
    <style:style style:name="T9" style:family="text">
      <style:text-properties officeooo:rsid="00196d5c"/>
    </style:style>
    <style:style style:name="T10" style:family="text">
      <style:text-properties officeooo:rsid="001b6b54"/>
    </style:style>
    <style:style style:name="T11" style:family="text">
      <style:text-properties officeooo:rsid="001c6ee3"/>
    </style:style>
    <style:style style:name="T12" style:family="text">
      <style:text-properties fo:color="#ff00cc"/>
    </style:style>
    <style:style style:name="T13" style:family="text">
      <style:text-properties fo:color="#ff00cc" officeooo:rsid="00196d5c"/>
    </style:style>
    <style:style style:name="T14" style:family="text">
      <style:text-properties fo:color="#ff00cc" officeooo:rsid="001b6b54"/>
    </style:style>
    <style:style style:name="T15" style:family="text">
      <style:text-properties fo:color="#ff00cc" officeooo:rsid="001927f0"/>
    </style:style>
    <style:style style:name="T16" style:family="text">
      <style:text-properties fo:color="#3399ff"/>
    </style:style>
    <style:style style:name="T17" style:family="text">
      <style:text-properties fo:color="#3399ff" officeooo:rsid="001927f0"/>
    </style:style>
    <style:style style:name="T18" style:family="text">
      <style:text-properties fo:color="#3399ff" officeooo:rsid="001b6b54"/>
    </style:style>
    <style:style style:name="T19" style:family="text">
      <style:text-properties fo:color="#3399ff" officeooo:rsid="00196d5c"/>
    </style:style>
    <style:style style:name="T20" style:family="text">
      <style:text-properties fo:color="#66cc00"/>
    </style:style>
    <style:style style:name="T21" style:family="text">
      <style:text-properties fo:color="#66cc00" officeooo:rsid="001927f0"/>
    </style:style>
    <style:style style:name="T22" style:family="text">
      <style:text-properties fo:color="#66cc00" officeooo:rsid="001b6b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Soutenance</text:span></text:p>
      <text:p text:style-name="Standard"/>
      <text:p text:style-name="P1">Répartition : (<text:span text:style-name="T11">Environ 6min / personne</text:span>)</text:p>
      <text:p text:style-name="P1"><text:span text:style-name="T8">1</text:span> : <text:span text:style-name="T13">Mo</text:span></text:p>
      <text:p text:style-name="P1">2 : <text:span text:style-name="T13">Mo</text:span></text:p>
      <text:p text:style-name="P1">3 : <text:span text:style-name="T20"><text:s/></text:span><text:span text:style-name="T21">B</text:span></text:p>
      <text:p text:style-name="P1">4 : <text:span text:style-name="T21">B</text:span></text:p>
      <text:p text:style-name="P1">5 : <text:span text:style-name="T17">Ma</text:span></text:p>
      <text:p text:style-name="P1">6 : <text:span text:style-name="T21">B</text:span></text:p>
      <text:p text:style-name="P1">7 : <text:span text:style-name="T18">Ma</text:span></text:p>
      <text:p text:style-name="P1">8 : <text:span text:style-name="T21">B</text:span></text:p>
      <text:p text:style-name="P1">9 : <text:span text:style-name="T13">Mo</text:span></text:p>
      <text:p text:style-name="P1">10 : <text:span text:style-name="T19">Ma</text:span></text:p>
      <text:p text:style-name="P1">11 : <text:span text:style-name="T13">Mo</text:span></text:p>
      <text:p text:style-name="P1">12 : <text:span text:style-name="T19">Ma</text:span></text:p>
      <text:p text:style-name="P1">13 : <text:span text:style-name="T18">Ma</text:span></text:p>
      <text:p text:style-name="P1">14 :<text:span text:style-name="T12"> </text:span><text:span text:style-name="T13">Mo</text:span></text:p>
      <text:p text:style-name="P1">15 :<text:span text:style-name="T20"> </text:span><text:span text:style-name="T22">B</text:span></text:p>
      <text:p text:style-name="P1">16 : <text:span text:style-name="T14">Mo</text:span></text:p>
      <text:p text:style-name="P1">17 : <text:span text:style-name="T15">Mo</text:span></text:p>
      <text:p text:style-name="P1">18 : <text:span text:style-name="T17">Ma</text:span></text:p>
      <text:p text:style-name="P1">19 : <text:span text:style-name="T15">Mo</text:span></text:p>
      <text:p text:style-name="P1">20 : <text:span text:style-name="T17">Ma</text:span></text:p>
      <text:p text:style-name="P10">21 :<text:span text:style-name="T16"> </text:span><text:span text:style-name="T17">Ma</text:span></text:p>
      <text:p text:style-name="P1"/>
      <text:p text:style-name="Standard"/>
      <text:p text:style-name="Standard"/>
      <text:p text:style-name="Standard"/>
      <text:p text:style-name="P1">Diapo 1 : </text:p>
      <text:p text:style-name="P2">Dire bonjour,</text:p>
      <text:p text:style-name="P2">Présenter le groupe, </text:p>
      <text:p text:style-name="P2">Dire le sujet (de façon brève) : Nous allons parler de notre projet, à savoir le profilage de joueurs au poker. / La détermination d'un comportement…</text:p>
      <text:p text:style-name="P2"/>
      <text:p text:style-name="P2">Diapo 2 :</text:p>
      <text:p text:style-name="P2">Présenter le sommaire</text:p>
      <text:p text:style-name="P2"/>
      <text:p text:style-name="P2">Diapo 3 : </text:p>
      <text:p text:style-name="P2">Expliquer chacune des étapes et les différentes actions</text:p>
      <text:p text:style-name="P2"/>
      <text:p text:style-name="P2">Diapo 4 : </text:p>
      <text:p text:style-name="P2">Un joueur est caractérisé par sa rationalité, à savoir, si les actions qu'il effectue sont logiques. Par exemple, si un joueur a beaucoup de chances de gagner une partie de poker et qu'il met en jeu beaucoup d'argent, il sera alors considéré comme étant rationnel. </text:p>
      <text:p text:style-name="P2">Il est aussi caractérisé par son agressivité. C'est à dire qu'un joueur mettant en jeu beaucoup de jetons et de façon importante sera considéré comme agressif.</text:p>
      <text:p text:style-name="P2">Un joueur peut être bluffeur. Dans ce cas là, il effectuera donc des actions pas en accord avec une action logique. Par exemple , s'il a un mauvais jeu et qu'il met beaucoup de jetons en jeu, il sera considéré comme bluffeur.</text:p>
      <text:p text:style-name="P2">Enfin, le profil d'un joueur est aussi caractérisé par sa passivité. Ainsi, un joueur passif est un joueur qui ne prend pas d'initiatives, qui a tendance à suivre plutôt qu'à relancer.</text:p>
      <text:p text:style-name="P2">Ces quatre données permettre d'établir le comportement (ou encore le profil) d'un joueur de poker.</text:p>
      <text:p text:style-name="P2"><text:soft-page-break/></text:p>
      <text:p text:style-name="P3">On peut déterminer le profil d'un joueur <text:span text:style-name="T2">de manière statique, c'est à dire en profilant un joueur lors de chaque partie. Le profil etabli n’est pas modifié à chaque fois que le joueur profilé effectue une</text:span></text:p>
      <text:p text:style-name="P4">action mais uniquement à la fin de la partie ou de l'étape en fonction des données globales.</text:p>
      <text:p text:style-name="P4"/>
      <text:p text:style-name="P4">Diapo 5 : </text:p>
      <text:p text:style-name="P5">Le but de notre projet était donc la mise en place d'un profilage statique permettant d'établir le comportement d'un adversaire. Nous avons donc mis en place une intelligence artificielle avec deux phases de jeu différentes, à savoir : une phase de profilage durant laquelle le profil de l'adversaire est déterminé puis, une phase de gain durant laquelle le but de l'intelligence artificielle est de gagner le plus de jetons possibles.</text:p>
      <text:p text:style-name="P5"/>
      <text:p text:style-name="P6">Diapo 6 :</text:p>
      <text:p text:style-name="P6"/>
      <text:p text:style-name="P7"><text:tab/>Afin de calculer le taux de rationalité d'un joueur, nous avons choisi de nous baser sur plusieurs critères, à savoir : la force de la main (donc, les chances de gain du joueur), le total des mises du joueur ainsi que la mise théorique qu'il aurait dû faire s'il avait été rationnel à 100 %. Ainsi, de la force de la main on déduite la mise théorique puis on compare cette mise avec la mise réelle.</text:p>
      <text:p text:style-name="P7"><text:tab/>La courbe représente l'allure générale de la mise théorique en fonction des chances de gains. Comme on peut le voir, le taux de mise théorique est très faible au départ puis croit fortement à partir du moment où le joueur a au moins 50 % de chances de gains. En effet, tant que le joueur n'a pas plus de 50 % de chances de gagner, mettre beaucoup de jetons en jeu est dangereux puisqu'il y a de fortes chances qu'il perde son argent.</text:p>
      <text:p text:style-name="P7"/>
      <text:p text:style-name="P8">Diapo 7 :</text:p>
      <text:p text:style-name="P8"><text:tab/><text:span text:style-name="T4">Pour calculer le taux d'agressivité d'un joueur, on se base sur les critères suivants : le total des mises, la mise la plus haute et le nombre de mises. On accorde un poids plus ou moins important à chaque paramètre et nous obtenons enfin le taux d'agressivité d'un joueur. Nous accordons plus d'importance au total des mises. Ainsi, comme on peut le voir sur la courbe, le taux d'agressivité croit fortement en fonction de la mise totale. De ce fait, un joueur ayant misé tous ses jetons donc, ayant fait tapis, sera considéré comme 100 % agressif.</text:span></text:p>
      <text:p text:style-name="P8"/>
      <text:p text:style-name="P9">Diapo 8 :</text:p>
      <text:p text:style-name="P10">Pour calculer la passivité, on compte le nombre de checks et de suivis puisqu'un joueur passif est un joueur qui ne prend pas énormément d'initiatives</text:p>
      <text:p text:style-name="P10"/>
      <text:p text:style-name="P10">On est partis du principe que le bluff est l'inverse de la rationalité. Par conséquent, le taux de bluffs est l'inverse du taux de rationalité</text:p>
      <text:p text:style-name="P10"/>
      <text:p text:style-name="P10">Diapo 9 :</text:p>
      <text:p text:style-name="P10">N<text:span text:style-name="T5">ous avons donc mis en place un résolveur pour notre intelligence artificielle. Celui-ci peut être calibré avec un taux d'agressivité et un taux de rationalité.</text:span></text:p>
      <text:p text:style-name="P11">Le but étant au final de faire jouer deux intelligences artificielles l'une contre l'autre, pour pouvoir générer beaucoup de données et générer beaucoup de parties, nous avons donc mis en place une intelligence artificielle qui profile dont le calibrage changera à chaque partie et une intelligence artificielle qui ne profile pas dont le calibrage est déterminé au début de la série de parties et qui ne change pas.</text:p>
      <text:p text:style-name="P11"/>
      <text:p text:style-name="P11">Diapo 10 :</text:p>
      <text:p text:style-name="P11">Pour choisir l'action agressive, on calcule en fonction du taux d'agressivité la mise totale qu'il faudrait faire. Ensuite, comme l'IA ne doit pas tout miser d'un coup, on calcule les mises qu'elle foit <text:soft-page-break/>effectuer. </text:p>
      <text:p text:style-name="P11">Dans l'exemple suivant, imaginons que l'on ait une intelligence artificielle 90 % agressive, elle doit donc au final miser 80 % de ses jetons. De ce fait, elle va commencer par miser 5 % de ses jetons, puis 10 % puis 20 %,… Ainsi, l’intelligence artificielle aura misé au final 80 % de ses jetons. <text:span text:style-name="T6">Si jamais un adversaire mise plus que la mise prévue, si le fait de suivre ou de relancer ne permet pas de dépasser le total des mises, l'intelligence artificielle va alors suivre ou relancer. Si à la dernière étape elle n'a pas atteint son total des mises, elle mise les jetons qu'il lui reste à miser.</text:span></text:p>
      <text:p text:style-name="P11"/>
      <text:p text:style-name="P12">Diapo 11 :</text:p>
      <text:p text:style-name="P12">Lorsque l'action rationnelle est calculée, l'intelligence artificielle estime la force de sa main à travers 10 000 tirages aléatoires de parties. </text:p>
      <text:p text:style-name="P12"/>
      <text:p text:style-name="P12">L’intelligence artificielle a le choix entre une action rationnelle ou irrationnelle, ce choix est effectué en fonction de son taux de rationalité. Ainsi, une intelligence artificielle 50 % rationnelle aura une chance sur deux de faire une action irrationnelle. Si une action rationnelle est tirée, elle va alors calculer la mise théorique qu'elle devrait effectuer en fonction de la force de sa main donc, de ses chances de gains. </text:p>
      <text:p text:style-name="P12">Par exemple, une intelligence artificielle calibrée à 70 % rationnelle, effectuant une action rationnelle correspondant à une action miser va miser une somme correspondant à sa mise théorique.</text:p>
      <text:p text:style-name="P12"/>
      <text:p text:style-name="P12">Diapo 12 :</text:p>
      <text:p text:style-name="P12">Ensuite il faut fusionner les actions rationnelle et agressive calculées. </text:p>
      <text:p text:style-name="P12">Si les deux actions calculées sont identiques, cette action sera choisie. Si cette action correspond à la mise en jeu de jetons, le montant des jetons mis en jeux est calculé en fonction des taux d'agressivité et de rationalité. </text:p>
      <text:p text:style-name="P12">Celui-ci sera plus proche du taux le plus fort. Ainsi, une intelligence artificielle 70 % agressive et 20 % rationnelle dont les montants à mettre en jeu sont 300 et 50 jetons, mettra finalement en jeu 244 jetons.</text:p>
      <text:p text:style-name="P12">Si les actions sont différentes, un choix sera effectué entre les deux. Par exemple, si on a les actions checke et relancer, l'intelligence artificielle va alors suivre.</text:p>
      <text:p text:style-name="P2"/>
      <text:p text:style-name="P13">Diapo 13 :</text:p>
      <text:p text:style-name="P14">Pour profiler un joueur, on a mis en place un tableau de scénarios de tests donc, un tableau des actions attendues. On se sert donc au départ de ce tableau pour calculer l'action attendue.</text:p>
      <text:p text:style-name="P14">Par la suite, une fois que l'on a obtenu des résultats, on les réutilise. On met donc à jour notre tableau d'actions attendues. Ainsi, prenons l'exemple suivant :</text:p>
      <text:p text:style-name="P14">//:Expliquer l'exemple…</text:p>
      <text:p text:style-name="P14"/>
      <text:p text:style-name="P14">Diapo 14 :</text:p>
      <text:p text:style-name="P14">Expliquer les taux de similarité obtenus pour chaque palier.</text:p>
      <text:p text:style-name="P14">Dire que si on a un taux faible en 20 20 c'est pck c'est dur de profiler un joueur irrationnel et peu agressif pck si irrationnel et bon jeu → mise bcp et inversement.</text:p>
      <text:p text:style-name="P14"/>
      <text:p text:style-name="P14"/>
      <text:p text:style-name="P14">Diapo 15 :</text:p>
      <text:p text:style-name="P14">Le but de la phase de gain est donc d'augmenter ses gains donc, de gagner plus de jetons que lors de la phase de profilage.</text:p>
      <text:p text:style-name="P14">Si jamais l'IA ne gagne pas de jetons, celle-ci reprend donc la phase de profilage puisque cela est <text:span text:style-name="T7">sûrement</text:span> du à un mauvais profil.</text:p>
      <text:p text:style-name="P14"/>
      <text:p text:style-name="P14"/>
      <text:p text:style-name="P14"><text:soft-page-break/>Diapo 16 :</text:p>
      <text:p text:style-name="P15">On a cherché les différents calibrages optimaux face à chaque type de joueur.</text:p>
      <text:p text:style-name="P15">Expliquer l'exemple !!!</text:p>
      <text:p text:style-name="P15"/>
      <text:p text:style-name="P16">Diapo 17 :</text:p>
      <text:p text:style-name="P16">On en conclue donc qu'on obtient de meilleurs résultats qu'avant le profilage </text:p>
      <text:p text:style-name="P16">Expliquer le diagramme</text:p>
      <text:p text:style-name="P16"/>
      <text:p text:style-name="P17">Diapo 18 :</text:p>
      <text:p text:style-name="P17">Afin de partager de manière efficace le travail, on a choisi d'utiliser le gestionnaire de version Git (expliquer le diagramme)</text:p>
      <text:p text:style-name="P17">Pour être surs que nos données étaient en adéquation avec les attentes de nos tuteurs, nous avons choisi de nous réunir chaque semaine. Cela nous permettait de faire un point sur nos avancées et de revoir les attentes.</text:p>
      <text:p text:style-name="P17"/>
      <text:p text:style-name="P18">Diapo 19 :</text:p>
      <text:p text:style-name="P19">Expliquer diagramme (causes retard etc.)</text:p>
      <text:p text:style-name="P19"/>
      <text:p text:style-name="P20">Diapo 20 :</text:p>
      <text:p text:style-name="P20">Expliquer comment on aurait fait en profilant dynamiquement</text:p>
      <text:p text:style-name="P20">Expliquer en utilisant le diagramme que finalement on a réussi à augmenter nos gains de manière significative, expliquer le diagramme.</text:p>
      <text:p text:style-name="P20"/>
      <text:p text:style-name="P20"/>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3:30:44.732979468</meta:creation-date>
    <dc:date>2015-05-28T15:27:28.877545029</dc:date>
    <meta:editing-duration>PT1H56M9S</meta:editing-duration>
    <meta:editing-cycles>24</meta:editing-cycles>
    <meta:generator>LibreOffice/4.2.8.2$Linux_x86 LibreOffice_project/420m0$Build-2</meta:generator>
    <meta:document-statistic meta:table-count="0" meta:image-count="0" meta:object-count="0" meta:page-count="4" meta:paragraph-count="88" meta:word-count="1508" meta:character-count="8458" meta:non-whitespace-character-count="7017"/>
  </office:meta>
</office:document-meta>
</file>